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199b" officeooo:paragraph-rsid="000419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4:07:30.884106650</meta:creation-date>
    <dc:date>2018-04-26T14:08:04.844650694</dc:date>
    <meta:editing-duration>PT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